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2.258cm"/>
    </style:style>
    <style:style style:name="co3" style:family="table-column">
      <style:table-column-properties fo:break-before="auto" style:column-width="6.593cm"/>
    </style:style>
    <style:style style:name="co4" style:family="table-column">
      <style:table-column-properties fo:break-before="auto" style:column-width="2.997cm"/>
    </style:style>
    <style:style style:name="co5" style:family="table-column">
      <style:table-column-properties fo:break-before="auto" style:column-width="4.136cm"/>
    </style:style>
    <style:style style:name="ro1" style:family="table-row">
      <style:table-row-properties style:row-height="0.533cm" fo:break-before="auto" style:use-optimal-row-height="true"/>
    </style:style>
    <style:style style:name="ro2" style:family="table-row">
      <style:table-row-properties style:row-height="1.192cm" fo:break-before="auto" style:use-optimal-row-height="true"/>
    </style:style>
    <style:style style:name="ro3" style:family="table-row">
      <style:table-row-properties style:row-height="0.811cm" fo:break-before="auto" style:use-optimal-row-height="true"/>
    </style:style>
    <style:style style:name="ro4" style:family="table-row">
      <style:table-row-properties style:row-height="1.953cm" fo:break-before="auto" style:use-optimal-row-height="true"/>
    </style:style>
    <style:style style:name="ro5" style:family="table-row">
      <style:table-row-properties style:row-height="3.475cm" fo:break-before="auto" style:use-optimal-row-height="true"/>
    </style:style>
    <style:style style:name="ro6" style:family="table-row">
      <style:table-row-properties style:row-height="1.572cm" fo:break-before="auto" style:use-optimal-row-height="true"/>
    </style:style>
    <style:style style:name="ro7"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language="en" fo:country="US" style:language-asian="en" style:country-asian="US" style:language-complex="en" style:country-complex="US"/>
    </style:style>
    <style:style style:name="ce2" style:family="table-cell" style:parent-style-name="Default">
      <style:text-properties style:use-window-font-color="true" style:text-outline="false" style:text-line-through-style="none" style:font-name="Monaco"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data-style-name="N106">
      <style:table-cell-properties fo:wrap-option="wrap"/>
      <style:text-properties style:use-window-font-color="true" style:text-outline="false" style:text-line-through-style="none" style:font-name="Times New Roman" fo:font-size="10pt" fo:language="es" fo:country="P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es" fo:country="P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106"/>
  </office:automatic-styles>
  <office:body>
    <office:spreadsheet>
      <table:table table:name="Sheet1" table:style-name="ta1">
        <table:table-column table:style-name="co1" table:default-cell-style-name="Default"/>
        <table:table-column table:style-name="co2" table:default-cell-style-name="Default"/>
        <table:table-column table:style-name="co2" table:default-cell-style-name="ce5"/>
        <table:table-column table:style-name="co3" table:default-cell-style-name="Default"/>
        <table:table-column table:style-name="co2" table:number-columns-repeated="2" table:default-cell-style-name="Default"/>
        <table:table-column table:style-name="co4" table:default-cell-style-name="Default"/>
        <table:table-column table:style-name="co5" table:default-cell-style-name="Default"/>
        <table:table-row table:style-name="ro1">
          <table:table-cell table:style-name="ce1" table:formula="of:=CONCATENATE([.B1];CHAR(95);[.C1])" office:value-type="string" office:string-value="spot_anexo_04_1">
            <text:p>spot_anexo_04_1</text:p>
          </table:table-cell>
          <table:table-cell table:style-name="ce2" office:value-type="string">
            <text:p>spot_anexo_04</text:p>
          </table:table-cell>
          <table:table-cell table:style-name="ce3" office:value-type="float" office:value="1">
            <text:p>001</text:p>
          </table:table-cell>
          <table:table-cell table:style-name="ce4" office:value-type="string">
            <text:p>Azúcar</text:p>
          </table:table-cell>
          <table:table-cell table:style-name="ce4" office:value-type="float" office:value="10">
            <text:p>10</text:p>
          </table:table-cell>
          <table:table-cell office:value-type="string">
            <text:p>,</text:p>
          </table:table-cell>
          <table:table-cell office:value-type="string">
            <text:p>“</text:p>
          </table:table-cell>
          <table:table-cell table:formula="of:=CONCATENATE([.A1];[.F1];[.B1];[.F1];TEXT([.C1];&quot;000&quot;);[.F1];[.G1];[.D1];[.G1];[.F1];[.F1];[.F1];[.E1];[.F1];[.F1])" office:value-type="string" office:string-value="spot_anexo_04_1,spot_anexo_04,001,“Azúcar“,,,10,,">
            <text:p>spot_anexo_04_1,spot_anexo_04,001,“Azúcar“,,,10,,</text:p>
          </table:table-cell>
        </table:table-row>
        <table:table-row table:style-name="ro1">
          <table:table-cell table:style-name="ce1" table:formula="of:=CONCATENATE([.B2];CHAR(95);[.C2])" office:value-type="string" office:string-value="spot_anexo_04_2">
            <text:p>spot_anexo_04_2</text:p>
          </table:table-cell>
          <table:table-cell table:style-name="ce2" office:value-type="string">
            <text:p>spot_anexo_04</text:p>
          </table:table-cell>
          <table:table-cell table:style-name="ce3" office:value-type="float" office:value="2">
            <text:p>002</text:p>
          </table:table-cell>
          <table:table-cell table:style-name="ce4" office:value-type="string">
            <text:p>Arroz Pilado</text:p>
          </table:table-cell>
          <table:table-cell table:style-name="ce4" office:value-type="float" office:value="12">
            <text:p>12</text:p>
          </table:table-cell>
          <table:table-cell office:value-type="string">
            <text:p>,</text:p>
          </table:table-cell>
          <table:table-cell office:value-type="string">
            <text:p>“</text:p>
          </table:table-cell>
          <table:table-cell table:formula="of:=CONCATENATE([.A2];[.F2];[.B2];[.F2];TEXT([.C2];&quot;000&quot;);[.F2];[.G2];[.D2];[.G2];[.F2];[.F2];[.F2];[.E2];[.F2];[.F2])" office:value-type="string" office:string-value="spot_anexo_04_2,spot_anexo_04,002,“Arroz Pilado“,,,12,,">
            <text:p>spot_anexo_04_2,spot_anexo_04,002,“Arroz Pilado“,,,12,,</text:p>
          </table:table-cell>
        </table:table-row>
        <table:table-row table:style-name="ro1">
          <table:table-cell table:style-name="ce1" table:formula="of:=CONCATENATE([.B3];CHAR(95);[.C3])" office:value-type="string" office:string-value="spot_anexo_04_3">
            <text:p>spot_anexo_04_3</text:p>
          </table:table-cell>
          <table:table-cell table:style-name="ce2" office:value-type="string">
            <text:p>spot_anexo_04</text:p>
          </table:table-cell>
          <table:table-cell table:style-name="ce3" office:value-type="float" office:value="3">
            <text:p>003</text:p>
          </table:table-cell>
          <table:table-cell table:style-name="ce4" office:value-type="string">
            <text:p>Alcohol etílico</text:p>
          </table:table-cell>
          <table:table-cell table:style-name="ce4" office:value-type="float" office:value="10">
            <text:p>10</text:p>
          </table:table-cell>
          <table:table-cell office:value-type="string">
            <text:p>,</text:p>
          </table:table-cell>
          <table:table-cell office:value-type="string">
            <text:p>“</text:p>
          </table:table-cell>
          <table:table-cell table:formula="of:=CONCATENATE([.A3];[.F3];[.B3];[.F3];TEXT([.C3];&quot;000&quot;);[.F3];[.G3];[.D3];[.G3];[.F3];[.F3];[.F3];[.E3];[.F3];[.F3])" office:value-type="string" office:string-value="spot_anexo_04_3,spot_anexo_04,003,“Alcohol etílico“,,,10,,">
            <text:p>spot_anexo_04_3,spot_anexo_04,003,“Alcohol etílico“,,,10,,</text:p>
          </table:table-cell>
        </table:table-row>
        <table:table-row table:style-name="ro1">
          <table:table-cell table:style-name="ce1" table:formula="of:=CONCATENATE([.B4];CHAR(95);[.C4])" office:value-type="string" office:string-value="spot_anexo_04_4">
            <text:p>spot_anexo_04_4</text:p>
          </table:table-cell>
          <table:table-cell table:style-name="ce2" office:value-type="string">
            <text:p>spot_anexo_04</text:p>
          </table:table-cell>
          <table:table-cell table:style-name="ce3" office:value-type="float" office:value="4">
            <text:p>004</text:p>
          </table:table-cell>
          <table:table-cell table:style-name="ce4" office:value-type="string">
            <text:p>Recursos hidrobiológicos</text:p>
          </table:table-cell>
          <table:table-cell table:style-name="ce4" office:value-type="float" office:value="9">
            <text:p>9</text:p>
          </table:table-cell>
          <table:table-cell office:value-type="string">
            <text:p>,</text:p>
          </table:table-cell>
          <table:table-cell office:value-type="string">
            <text:p>“</text:p>
          </table:table-cell>
          <table:table-cell table:formula="of:=CONCATENATE([.A4];[.F4];[.B4];[.F4];TEXT([.C4];&quot;000&quot;);[.F4];[.G4];[.D4];[.G4];[.F4];[.F4];[.F4];[.E4];[.F4];[.F4])" office:value-type="string" office:string-value="spot_anexo_04_4,spot_anexo_04,004,“Recursos hidrobiológicos“,,,9,,">
            <text:p>spot_anexo_04_4,spot_anexo_04,004,“Recursos hidrobiológicos“,,,9,,</text:p>
          </table:table-cell>
        </table:table-row>
        <table:table-row table:style-name="ro1">
          <table:table-cell table:style-name="ce1" table:formula="of:=CONCATENATE([.B5];CHAR(95);[.C5])" office:value-type="string" office:string-value="spot_anexo_04_5">
            <text:p>spot_anexo_04_5</text:p>
          </table:table-cell>
          <table:table-cell table:style-name="ce2" office:value-type="string">
            <text:p>spot_anexo_04</text:p>
          </table:table-cell>
          <table:table-cell table:style-name="ce3" office:value-type="float" office:value="5">
            <text:p>005</text:p>
          </table:table-cell>
          <table:table-cell table:style-name="ce4" office:value-type="string">
            <text:p>Maíz amarillo duro</text:p>
          </table:table-cell>
          <table:table-cell table:style-name="ce4" office:value-type="float" office:value="7">
            <text:p>7</text:p>
          </table:table-cell>
          <table:table-cell office:value-type="string">
            <text:p>,</text:p>
          </table:table-cell>
          <table:table-cell office:value-type="string">
            <text:p>“</text:p>
          </table:table-cell>
          <table:table-cell table:formula="of:=CONCATENATE([.A5];[.F5];[.B5];[.F5];TEXT([.C5];&quot;000&quot;);[.F5];[.G5];[.D5];[.G5];[.F5];[.F5];[.F5];[.E5];[.F5];[.F5])" office:value-type="string" office:string-value="spot_anexo_04_5,spot_anexo_04,005,“Maíz amarillo duro“,,,7,,">
            <text:p>spot_anexo_04_5,spot_anexo_04,005,“Maíz amarillo duro“,,,7,,</text:p>
          </table:table-cell>
        </table:table-row>
        <table:table-row table:style-name="ro1">
          <table:table-cell table:style-name="ce1" table:formula="of:=CONCATENATE([.B6];CHAR(95);[.C6])" office:value-type="string" office:string-value="spot_anexo_04_6">
            <text:p>spot_anexo_04_6</text:p>
          </table:table-cell>
          <table:table-cell table:style-name="ce2" office:value-type="string">
            <text:p>spot_anexo_04</text:p>
          </table:table-cell>
          <table:table-cell table:style-name="ce3" office:value-type="float" office:value="6">
            <text:p>006</text:p>
          </table:table-cell>
          <table:table-cell table:style-name="ce4" office:value-type="string">
            <text:p>Algodón</text:p>
          </table:table-cell>
          <table:table-cell table:style-name="ce4" office:value-type="float" office:value="15">
            <text:p>15</text:p>
          </table:table-cell>
          <table:table-cell office:value-type="string">
            <text:p>,</text:p>
          </table:table-cell>
          <table:table-cell office:value-type="string">
            <text:p>“</text:p>
          </table:table-cell>
          <table:table-cell table:formula="of:=CONCATENATE([.A6];[.F6];[.B6];[.F6];TEXT([.C6];&quot;000&quot;);[.F6];[.G6];[.D6];[.G6];[.F6];[.F6];[.F6];[.E6];[.F6];[.F6])" office:value-type="string" office:string-value="spot_anexo_04_6,spot_anexo_04,006,“Algodón“,,,15,,">
            <text:p>spot_anexo_04_6,spot_anexo_04,006,“Algodón“,,,15,,</text:p>
          </table:table-cell>
        </table:table-row>
        <table:table-row table:style-name="ro1">
          <table:table-cell table:style-name="ce1" table:formula="of:=CONCATENATE([.B7];CHAR(95);[.C7])" office:value-type="string" office:string-value="spot_anexo_04_7">
            <text:p>spot_anexo_04_7</text:p>
          </table:table-cell>
          <table:table-cell table:style-name="ce2" office:value-type="string">
            <text:p>spot_anexo_04</text:p>
          </table:table-cell>
          <table:table-cell table:style-name="ce3" office:value-type="float" office:value="7">
            <text:p>007</text:p>
          </table:table-cell>
          <table:table-cell table:style-name="ce4" office:value-type="string">
            <text:p>Caña de azúcar</text:p>
          </table:table-cell>
          <table:table-cell table:style-name="ce4" office:value-type="float" office:value="10">
            <text:p>10</text:p>
          </table:table-cell>
          <table:table-cell office:value-type="string">
            <text:p>,</text:p>
          </table:table-cell>
          <table:table-cell office:value-type="string">
            <text:p>“</text:p>
          </table:table-cell>
          <table:table-cell table:formula="of:=CONCATENATE([.A7];[.F7];[.B7];[.F7];TEXT([.C7];&quot;000&quot;);[.F7];[.G7];[.D7];[.G7];[.F7];[.F7];[.F7];[.E7];[.F7];[.F7])" office:value-type="string" office:string-value="spot_anexo_04_7,spot_anexo_04,007,“Caña de azúcar“,,,10,,">
            <text:p>spot_anexo_04_7,spot_anexo_04,007,“Caña de azúcar“,,,10,,</text:p>
          </table:table-cell>
        </table:table-row>
        <table:table-row table:style-name="ro1">
          <table:table-cell table:style-name="ce1" table:formula="of:=CONCATENATE([.B8];CHAR(95);[.C8])" office:value-type="string" office:string-value="spot_anexo_04_8">
            <text:p>spot_anexo_04_8</text:p>
          </table:table-cell>
          <table:table-cell table:style-name="ce2" office:value-type="string">
            <text:p>spot_anexo_04</text:p>
          </table:table-cell>
          <table:table-cell table:style-name="ce3" office:value-type="float" office:value="8">
            <text:p>008</text:p>
          </table:table-cell>
          <table:table-cell table:style-name="ce4" office:value-type="string">
            <text:p>Madera</text:p>
          </table:table-cell>
          <table:table-cell table:style-name="ce4" office:value-type="float" office:value="9">
            <text:p>9</text:p>
          </table:table-cell>
          <table:table-cell office:value-type="string">
            <text:p>,</text:p>
          </table:table-cell>
          <table:table-cell office:value-type="string">
            <text:p>“</text:p>
          </table:table-cell>
          <table:table-cell table:formula="of:=CONCATENATE([.A8];[.F8];[.B8];[.F8];TEXT([.C8];&quot;000&quot;);[.F8];[.G8];[.D8];[.G8];[.F8];[.F8];[.F8];[.E8];[.F8];[.F8])" office:value-type="string" office:string-value="spot_anexo_04_8,spot_anexo_04,008,“Madera“,,,9,,">
            <text:p>spot_anexo_04_8,spot_anexo_04,008,“Madera“,,,9,,</text:p>
          </table:table-cell>
        </table:table-row>
        <table:table-row table:style-name="ro1">
          <table:table-cell table:style-name="ce1" table:formula="of:=CONCATENATE([.B9];CHAR(95);[.C9])" office:value-type="string" office:string-value="spot_anexo_04_9">
            <text:p>spot_anexo_04_9</text:p>
          </table:table-cell>
          <table:table-cell table:style-name="ce2" office:value-type="string">
            <text:p>spot_anexo_04</text:p>
          </table:table-cell>
          <table:table-cell table:style-name="ce3" office:value-type="float" office:value="9">
            <text:p>009</text:p>
          </table:table-cell>
          <table:table-cell table:style-name="ce4" office:value-type="string">
            <text:p>Arena y piedra.</text:p>
          </table:table-cell>
          <table:table-cell table:style-name="ce4" office:value-type="float" office:value="10">
            <text:p>10</text:p>
          </table:table-cell>
          <table:table-cell office:value-type="string">
            <text:p>,</text:p>
          </table:table-cell>
          <table:table-cell office:value-type="string">
            <text:p>“</text:p>
          </table:table-cell>
          <table:table-cell table:formula="of:=CONCATENATE([.A9];[.F9];[.B9];[.F9];TEXT([.C9];&quot;000&quot;);[.F9];[.G9];[.D9];[.G9];[.F9];[.F9];[.F9];[.E9];[.F9];[.F9])" office:value-type="string" office:string-value="spot_anexo_04_9,spot_anexo_04,009,“Arena y piedra.“,,,10,,">
            <text:p>spot_anexo_04_9,spot_anexo_04,009,“Arena y piedra.“,,,10,,</text:p>
          </table:table-cell>
        </table:table-row>
        <table:table-row table:style-name="ro2">
          <table:table-cell table:style-name="ce1" table:formula="of:=CONCATENATE([.B10];CHAR(95);[.C10])" office:value-type="string" office:string-value="spot_anexo_04_10">
            <text:p>spot_anexo_04_10</text:p>
          </table:table-cell>
          <table:table-cell table:style-name="ce2" office:value-type="string">
            <text:p>spot_anexo_04</text:p>
          </table:table-cell>
          <table:table-cell table:style-name="ce3" office:value-type="float" office:value="10">
            <text:p>010</text:p>
          </table:table-cell>
          <table:table-cell table:style-name="ce4" office:value-type="string">
            <text:p>Residuos, subproductos,desechos, recortes y desperdicios y formas primarias derivadas de los mismos (1)</text:p>
          </table:table-cell>
          <table:table-cell table:style-name="ce4" office:value-type="float" office:value="15">
            <text:p>15</text:p>
          </table:table-cell>
          <table:table-cell office:value-type="string">
            <text:p>,</text:p>
          </table:table-cell>
          <table:table-cell office:value-type="string">
            <text:p>“</text:p>
          </table:table-cell>
          <table:table-cell table:formula="of:=CONCATENATE([.A10];[.F10];[.B10];[.F10];TEXT([.C10];&quot;000&quot;);[.F10];[.G10];[.D10];[.G10];[.F10];[.F10];[.F10];[.E10];[.F10];[.F10])" office:value-type="string" office:string-value="spot_anexo_04_10,spot_anexo_04,010,“Residuos, subproductos,desechos, recortes y desperdicios y formas primarias derivadas de los mismos (1)“,,,15,,">
            <text:p>spot_anexo_04_10,spot_anexo_04,010,“Residuos, subproductos,desechos, recortes y desperdicios y formas primarias derivadas de los mismos (1)“,,,15,,</text:p>
          </table:table-cell>
        </table:table-row>
        <table:table-row table:style-name="ro3">
          <table:table-cell table:style-name="ce1" table:formula="of:=CONCATENATE([.B11];CHAR(95);[.C11])" office:value-type="string" office:string-value="spot_anexo_04_11">
            <text:p>spot_anexo_04_11</text:p>
          </table:table-cell>
          <table:table-cell table:style-name="ce2" office:value-type="string">
            <text:p>spot_anexo_04</text:p>
          </table:table-cell>
          <table:table-cell table:style-name="ce3" office:value-type="float" office:value="11">
            <text:p>011</text:p>
          </table:table-cell>
          <table:table-cell table:style-name="ce4" office:value-type="string">
            <text:p>Bienes gravados con el IGV, por renuncia a la exoneración (2)</text:p>
          </table:table-cell>
          <table:table-cell table:style-name="ce4" office:value-type="float" office:value="10">
            <text:p>10</text:p>
          </table:table-cell>
          <table:table-cell office:value-type="string">
            <text:p>,</text:p>
          </table:table-cell>
          <table:table-cell office:value-type="string">
            <text:p>“</text:p>
          </table:table-cell>
          <table:table-cell table:formula="of:=CONCATENATE([.A11];[.F11];[.B11];[.F11];TEXT([.C11];&quot;000&quot;);[.F11];[.G11];[.D11];[.G11];[.F11];[.F11];[.F11];[.E11];[.F11];[.F11])" office:value-type="string" office:string-value="spot_anexo_04_11,spot_anexo_04,011,“Bienes gravados con el IGV, por renuncia a la exoneración (2)“,,,10,,">
            <text:p>spot_anexo_04_11,spot_anexo_04,011,“Bienes gravados con el IGV, por renuncia a la exoneración (2)“,,,10,,</text:p>
          </table:table-cell>
        </table:table-row>
        <table:table-row table:style-name="ro1">
          <table:table-cell table:style-name="ce1" table:formula="of:=CONCATENATE([.B12];CHAR(95);[.C12])" office:value-type="string" office:string-value="spot_anexo_04_12">
            <text:p>spot_anexo_04_12</text:p>
          </table:table-cell>
          <table:table-cell table:style-name="ce2" office:value-type="string">
            <text:p>spot_anexo_04</text:p>
          </table:table-cell>
          <table:table-cell table:style-name="ce3" office:value-type="float" office:value="12">
            <text:p>012</text:p>
          </table:table-cell>
          <table:table-cell table:style-name="ce4" office:value-type="string">
            <text:p>Intermediacion laboral y tercerización</text:p>
          </table:table-cell>
          <table:table-cell table:style-name="ce4" office:value-type="float" office:value="12">
            <text:p>12</text:p>
          </table:table-cell>
          <table:table-cell office:value-type="string">
            <text:p>,</text:p>
          </table:table-cell>
          <table:table-cell office:value-type="string">
            <text:p>“</text:p>
          </table:table-cell>
          <table:table-cell table:formula="of:=CONCATENATE([.A12];[.F12];[.B12];[.F12];TEXT([.C12];&quot;000&quot;);[.F12];[.G12];[.D12];[.G12];[.F12];[.F12];[.F12];[.E12];[.F12];[.F12])" office:value-type="string" office:string-value="spot_anexo_04_12,spot_anexo_04,012,“Intermediacion laboral y tercerización“,,,12,,">
            <text:p>spot_anexo_04_12,spot_anexo_04,012,“Intermediacion laboral y tercerización“,,,12,,</text:p>
          </table:table-cell>
        </table:table-row>
        <table:table-row table:style-name="ro1">
          <table:table-cell table:style-name="ce1" table:formula="of:=CONCATENATE([.B13];CHAR(95);[.C13])" office:value-type="string" office:string-value="spot_anexo_04_13">
            <text:p>spot_anexo_04_13</text:p>
          </table:table-cell>
          <table:table-cell table:style-name="ce2" office:value-type="string">
            <text:p>spot_anexo_04</text:p>
          </table:table-cell>
          <table:table-cell table:style-name="ce3" office:value-type="float" office:value="13">
            <text:p>013</text:p>
          </table:table-cell>
          <table:table-cell table:style-name="ce4" office:value-type="string">
            <text:p>Animales vivos </text:p>
          </table:table-cell>
          <table:table-cell table:style-name="ce4" office:value-type="float" office:value="12">
            <text:p>12</text:p>
          </table:table-cell>
          <table:table-cell office:value-type="string">
            <text:p>,</text:p>
          </table:table-cell>
          <table:table-cell office:value-type="string">
            <text:p>“</text:p>
          </table:table-cell>
          <table:table-cell table:formula="of:=CONCATENATE([.A13];[.F13];[.B13];[.F13];TEXT([.C13];&quot;000&quot;);[.F13];[.G13];[.D13];[.G13];[.F13];[.F13];[.F13];[.E13];[.F13];[.F13])" office:value-type="string" office:string-value="spot_anexo_04_13,spot_anexo_04,013,“Animales vivos “,,,12,,">
            <text:p>spot_anexo_04_13,spot_anexo_04,013,“Animales vivos “,,,12,,</text:p>
          </table:table-cell>
        </table:table-row>
        <table:table-row table:style-name="ro1">
          <table:table-cell table:style-name="ce1" table:formula="of:=CONCATENATE([.B14];CHAR(95);[.C14])" office:value-type="string" office:string-value="spot_anexo_04_14">
            <text:p>spot_anexo_04_14</text:p>
          </table:table-cell>
          <table:table-cell table:style-name="ce2" office:value-type="string">
            <text:p>spot_anexo_04</text:p>
          </table:table-cell>
          <table:table-cell table:style-name="ce3" office:value-type="float" office:value="14">
            <text:p>014</text:p>
          </table:table-cell>
          <table:table-cell table:style-name="ce4" office:value-type="string">
            <text:p>Carnes y despojos comestibles</text:p>
          </table:table-cell>
          <table:table-cell table:style-name="ce4" office:value-type="float" office:value="12">
            <text:p>12</text:p>
          </table:table-cell>
          <table:table-cell office:value-type="string">
            <text:p>,</text:p>
          </table:table-cell>
          <table:table-cell office:value-type="string">
            <text:p>“</text:p>
          </table:table-cell>
          <table:table-cell table:formula="of:=CONCATENATE([.A14];[.F14];[.B14];[.F14];TEXT([.C14];&quot;000&quot;);[.F14];[.G14];[.D14];[.G14];[.F14];[.F14];[.F14];[.E14];[.F14];[.F14])" office:value-type="string" office:string-value="spot_anexo_04_14,spot_anexo_04,014,“Carnes y despojos comestibles“,,,12,,">
            <text:p>spot_anexo_04_14,spot_anexo_04,014,“Carnes y despojos comestibles“,,,12,,</text:p>
          </table:table-cell>
        </table:table-row>
        <table:table-row table:style-name="ro1">
          <table:table-cell table:style-name="ce1" table:formula="of:=CONCATENATE([.B15];CHAR(95);[.C15])" office:value-type="string" office:string-value="spot_anexo_04_15">
            <text:p>spot_anexo_04_15</text:p>
          </table:table-cell>
          <table:table-cell table:style-name="ce2" office:value-type="string">
            <text:p>spot_anexo_04</text:p>
          </table:table-cell>
          <table:table-cell table:style-name="ce3" office:value-type="float" office:value="15">
            <text:p>015</text:p>
          </table:table-cell>
          <table:table-cell table:style-name="ce4" office:value-type="string">
            <text:p>Abonos, cueros y pieles de origen animal</text:p>
          </table:table-cell>
          <table:table-cell table:style-name="ce4" office:value-type="float" office:value="12">
            <text:p>12</text:p>
          </table:table-cell>
          <table:table-cell office:value-type="string">
            <text:p>,</text:p>
          </table:table-cell>
          <table:table-cell office:value-type="string">
            <text:p>“</text:p>
          </table:table-cell>
          <table:table-cell table:formula="of:=CONCATENATE([.A15];[.F15];[.B15];[.F15];TEXT([.C15];&quot;000&quot;);[.F15];[.G15];[.D15];[.G15];[.F15];[.F15];[.F15];[.E15];[.F15];[.F15])" office:value-type="string" office:string-value="spot_anexo_04_15,spot_anexo_04,015,“Abonos, cueros y pieles de origen animal“,,,12,,">
            <text:p>spot_anexo_04_15,spot_anexo_04,015,“Abonos, cueros y pieles de origen animal“,,,12,,</text:p>
          </table:table-cell>
        </table:table-row>
        <table:table-row table:style-name="ro1">
          <table:table-cell table:style-name="ce1" table:formula="of:=CONCATENATE([.B16];CHAR(95);[.C16])" office:value-type="string" office:string-value="spot_anexo_04_16">
            <text:p>spot_anexo_04_16</text:p>
          </table:table-cell>
          <table:table-cell table:style-name="ce2" office:value-type="string">
            <text:p>spot_anexo_04</text:p>
          </table:table-cell>
          <table:table-cell table:style-name="ce3" office:value-type="float" office:value="16">
            <text:p>016</text:p>
          </table:table-cell>
          <table:table-cell table:style-name="ce4" office:value-type="string">
            <text:p>Aceite de pescado</text:p>
          </table:table-cell>
          <table:table-cell table:style-name="ce4" office:value-type="float" office:value="9">
            <text:p>9</text:p>
          </table:table-cell>
          <table:table-cell office:value-type="string">
            <text:p>,</text:p>
          </table:table-cell>
          <table:table-cell office:value-type="string">
            <text:p>“</text:p>
          </table:table-cell>
          <table:table-cell table:formula="of:=CONCATENATE([.A16];[.F16];[.B16];[.F16];TEXT([.C16];&quot;000&quot;);[.F16];[.G16];[.D16];[.G16];[.F16];[.F16];[.F16];[.E16];[.F16];[.F16])" office:value-type="string" office:string-value="spot_anexo_04_16,spot_anexo_04,016,“Aceite de pescado“,,,9,,">
            <text:p>spot_anexo_04_16,spot_anexo_04,016,“Aceite de pescado“,,,9,,</text:p>
          </table:table-cell>
        </table:table-row>
        <table:table-row table:style-name="ro2">
          <table:table-cell table:style-name="ce1" table:formula="of:=CONCATENATE([.B17];CHAR(95);[.C17])" office:value-type="string" office:string-value="spot_anexo_04_17">
            <text:p>spot_anexo_04_17</text:p>
          </table:table-cell>
          <table:table-cell table:style-name="ce2" office:value-type="string">
            <text:p>spot_anexo_04</text:p>
          </table:table-cell>
          <table:table-cell table:style-name="ce3" office:value-type="float" office:value="17">
            <text:p>017</text:p>
          </table:table-cell>
          <table:table-cell table:style-name="ce4" office:value-type="string">
            <text:p>Harina, polvo y "pellets" de pescado, crustáceos, moluscos y demás invertebrados acuáticos</text:p>
          </table:table-cell>
          <table:table-cell table:style-name="ce4" office:value-type="float" office:value="9">
            <text:p>9</text:p>
          </table:table-cell>
          <table:table-cell office:value-type="string">
            <text:p>,</text:p>
          </table:table-cell>
          <table:table-cell office:value-type="string">
            <text:p>“</text:p>
          </table:table-cell>
          <table:table-cell table:formula="of:=CONCATENATE([.A17];[.F17];[.B17];[.F17];TEXT([.C17];&quot;000&quot;);[.F17];[.G17];[.D17];[.G17];[.F17];[.F17];[.F17];[.E17];[.F17];[.F17])" office:value-type="string" office:string-value="spot_anexo_04_17,spot_anexo_04,017,“Harina, polvo y &quot;pellets&quot; de pescado, crustáceos, moluscos y demás invertebrados acuáticos“,,,9,,">
            <text:p>spot_anexo_04_17,spot_anexo_04,017,“Harina, polvo y "pellets" de pescado, crustáceos, moluscos y demás invertebrados acuáticos“,,,9,,</text:p>
          </table:table-cell>
        </table:table-row>
        <table:table-row table:style-name="ro1">
          <table:table-cell table:style-name="ce1" table:formula="of:=CONCATENATE([.B18];CHAR(95);[.C18])" office:value-type="string" office:string-value="spot_anexo_04_18">
            <text:p>spot_anexo_04_18</text:p>
          </table:table-cell>
          <table:table-cell table:style-name="ce2" office:value-type="string">
            <text:p>spot_anexo_04</text:p>
          </table:table-cell>
          <table:table-cell table:style-name="ce3" office:value-type="float" office:value="18">
            <text:p>018</text:p>
          </table:table-cell>
          <table:table-cell table:style-name="ce4" office:value-type="string">
            <text:p>Embarcaciones pesqueras</text:p>
          </table:table-cell>
          <table:table-cell table:style-name="ce4" office:value-type="float" office:value="9">
            <text:p>9</text:p>
          </table:table-cell>
          <table:table-cell office:value-type="string">
            <text:p>,</text:p>
          </table:table-cell>
          <table:table-cell office:value-type="string">
            <text:p>“</text:p>
          </table:table-cell>
          <table:table-cell table:formula="of:=CONCATENATE([.A18];[.F18];[.B18];[.F18];TEXT([.C18];&quot;000&quot;);[.F18];[.G18];[.D18];[.G18];[.F18];[.F18];[.F18];[.E18];[.F18];[.F18])" office:value-type="string" office:string-value="spot_anexo_04_18,spot_anexo_04,018,“Embarcaciones pesqueras“,,,9,,">
            <text:p>spot_anexo_04_18,spot_anexo_04,018,“Embarcaciones pesqueras“,,,9,,</text:p>
          </table:table-cell>
        </table:table-row>
        <table:table-row table:style-name="ro1">
          <table:table-cell table:style-name="ce1" table:formula="of:=CONCATENATE([.B19];CHAR(95);[.C19])" office:value-type="string" office:string-value="spot_anexo_04_19">
            <text:p>spot_anexo_04_19</text:p>
          </table:table-cell>
          <table:table-cell table:style-name="ce2" office:value-type="string">
            <text:p>spot_anexo_04</text:p>
          </table:table-cell>
          <table:table-cell table:style-name="ce3" office:value-type="float" office:value="19">
            <text:p>019</text:p>
          </table:table-cell>
          <table:table-cell table:style-name="ce4" office:value-type="string">
            <text:p>Arrendamiento de bienes muebles</text:p>
          </table:table-cell>
          <table:table-cell table:style-name="ce4" office:value-type="float" office:value="12">
            <text:p>12</text:p>
          </table:table-cell>
          <table:table-cell office:value-type="string">
            <text:p>,</text:p>
          </table:table-cell>
          <table:table-cell office:value-type="string">
            <text:p>“</text:p>
          </table:table-cell>
          <table:table-cell table:formula="of:=CONCATENATE([.A19];[.F19];[.B19];[.F19];TEXT([.C19];&quot;000&quot;);[.F19];[.G19];[.D19];[.G19];[.F19];[.F19];[.F19];[.E19];[.F19];[.F19])" office:value-type="string" office:string-value="spot_anexo_04_19,spot_anexo_04,019,“Arrendamiento de bienes muebles“,,,12,,">
            <text:p>spot_anexo_04_19,spot_anexo_04,019,“Arrendamiento de bienes muebles“,,,12,,</text:p>
          </table:table-cell>
        </table:table-row>
        <table:table-row table:style-name="ro3">
          <table:table-cell table:style-name="ce1" table:formula="of:=CONCATENATE([.B20];CHAR(95);[.C20])" office:value-type="string" office:string-value="spot_anexo_04_20">
            <text:p>spot_anexo_04_20</text:p>
          </table:table-cell>
          <table:table-cell table:style-name="ce2" office:value-type="string">
            <text:p>spot_anexo_04</text:p>
          </table:table-cell>
          <table:table-cell table:style-name="ce3" office:value-type="float" office:value="20">
            <text:p>020</text:p>
          </table:table-cell>
          <table:table-cell table:style-name="ce4" office:value-type="string">
            <text:p>Mantenimiento y reparación de bienes muebles</text:p>
          </table:table-cell>
          <table:table-cell table:style-name="ce4" office:value-type="float" office:value="9">
            <text:p>9</text:p>
          </table:table-cell>
          <table:table-cell office:value-type="string">
            <text:p>,</text:p>
          </table:table-cell>
          <table:table-cell office:value-type="string">
            <text:p>“</text:p>
          </table:table-cell>
          <table:table-cell table:formula="of:=CONCATENATE([.A20];[.F20];[.B20];[.F20];TEXT([.C20];&quot;000&quot;);[.F20];[.G20];[.D20];[.G20];[.F20];[.F20];[.F20];[.E20];[.F20];[.F20])" office:value-type="string" office:string-value="spot_anexo_04_20,spot_anexo_04,020,“Mantenimiento y reparación de bienes muebles“,,,9,,">
            <text:p>spot_anexo_04_20,spot_anexo_04,020,“Mantenimiento y reparación de bienes muebles“,,,9,,</text:p>
          </table:table-cell>
        </table:table-row>
        <table:table-row table:style-name="ro1">
          <table:table-cell table:style-name="ce1" table:formula="of:=CONCATENATE([.B21];CHAR(95);[.C21])" office:value-type="string" office:string-value="spot_anexo_04_21">
            <text:p>spot_anexo_04_21</text:p>
          </table:table-cell>
          <table:table-cell table:style-name="ce2" office:value-type="string">
            <text:p>spot_anexo_04</text:p>
          </table:table-cell>
          <table:table-cell table:style-name="ce3" office:value-type="float" office:value="21">
            <text:p>021</text:p>
          </table:table-cell>
          <table:table-cell table:style-name="ce4" office:value-type="string">
            <text:p>Movimiento de carga</text:p>
          </table:table-cell>
          <table:table-cell table:style-name="ce4" office:value-type="float" office:value="12">
            <text:p>12</text:p>
          </table:table-cell>
          <table:table-cell office:value-type="string">
            <text:p>,</text:p>
          </table:table-cell>
          <table:table-cell office:value-type="string">
            <text:p>“</text:p>
          </table:table-cell>
          <table:table-cell table:formula="of:=CONCATENATE([.A21];[.F21];[.B21];[.F21];TEXT([.C21];&quot;000&quot;);[.F21];[.G21];[.D21];[.G21];[.F21];[.F21];[.F21];[.E21];[.F21];[.F21])" office:value-type="string" office:string-value="spot_anexo_04_21,spot_anexo_04,021,“Movimiento de carga“,,,12,,">
            <text:p>spot_anexo_04_21,spot_anexo_04,021,“Movimiento de carga“,,,12,,</text:p>
          </table:table-cell>
        </table:table-row>
        <table:table-row table:style-name="ro1">
          <table:table-cell table:style-name="ce1" table:formula="of:=CONCATENATE([.B22];CHAR(95);[.C22])" office:value-type="string" office:string-value="spot_anexo_04_22">
            <text:p>spot_anexo_04_22</text:p>
          </table:table-cell>
          <table:table-cell table:style-name="ce2" office:value-type="string">
            <text:p>spot_anexo_04</text:p>
          </table:table-cell>
          <table:table-cell table:style-name="ce3" office:value-type="float" office:value="22">
            <text:p>022</text:p>
          </table:table-cell>
          <table:table-cell table:style-name="ce4" office:value-type="string">
            <text:p>Otros servicios empresariales</text:p>
          </table:table-cell>
          <table:table-cell table:style-name="ce4" office:value-type="float" office:value="12">
            <text:p>12</text:p>
          </table:table-cell>
          <table:table-cell office:value-type="string">
            <text:p>,</text:p>
          </table:table-cell>
          <table:table-cell office:value-type="string">
            <text:p>“</text:p>
          </table:table-cell>
          <table:table-cell table:formula="of:=CONCATENATE([.A22];[.F22];[.B22];[.F22];TEXT([.C22];&quot;000&quot;);[.F22];[.G22];[.D22];[.G22];[.F22];[.F22];[.F22];[.E22];[.F22];[.F22])" office:value-type="string" office:string-value="spot_anexo_04_22,spot_anexo_04,022,“Otros servicios empresariales“,,,12,,">
            <text:p>spot_anexo_04_22,spot_anexo_04,022,“Otros servicios empresariales“,,,12,,</text:p>
          </table:table-cell>
        </table:table-row>
        <table:table-row table:style-name="ro1">
          <table:table-cell table:style-name="ce1" table:formula="of:=CONCATENATE([.B23];CHAR(95);[.C23])" office:value-type="string" office:string-value="spot_anexo_04_23">
            <text:p>spot_anexo_04_23</text:p>
          </table:table-cell>
          <table:table-cell table:style-name="ce2" office:value-type="string">
            <text:p>spot_anexo_04</text:p>
          </table:table-cell>
          <table:table-cell table:style-name="ce3" office:value-type="float" office:value="23">
            <text:p>023</text:p>
          </table:table-cell>
          <table:table-cell table:style-name="ce4" office:value-type="string">
            <text:p>Leche</text:p>
          </table:table-cell>
          <table:table-cell table:style-name="ce4" office:value-type="float" office:value="4">
            <text:p>4</text:p>
          </table:table-cell>
          <table:table-cell office:value-type="string">
            <text:p>,</text:p>
          </table:table-cell>
          <table:table-cell office:value-type="string">
            <text:p>“</text:p>
          </table:table-cell>
          <table:table-cell table:formula="of:=CONCATENATE([.A23];[.F23];[.B23];[.F23];TEXT([.C23];&quot;000&quot;);[.F23];[.G23];[.D23];[.G23];[.F23];[.F23];[.F23];[.E23];[.F23];[.F23])" office:value-type="string" office:string-value="spot_anexo_04_23,spot_anexo_04,023,“Leche“,,,4,,">
            <text:p>spot_anexo_04_23,spot_anexo_04,023,“Leche“,,,4,,</text:p>
          </table:table-cell>
        </table:table-row>
        <table:table-row table:style-name="ro1">
          <table:table-cell table:style-name="ce1" table:formula="of:=CONCATENATE([.B24];CHAR(95);[.C24])" office:value-type="string" office:string-value="spot_anexo_04_24">
            <text:p>spot_anexo_04_24</text:p>
          </table:table-cell>
          <table:table-cell table:style-name="ce2" office:value-type="string">
            <text:p>spot_anexo_04</text:p>
          </table:table-cell>
          <table:table-cell table:style-name="ce3" office:value-type="float" office:value="24">
            <text:p>024</text:p>
          </table:table-cell>
          <table:table-cell table:style-name="ce4" office:value-type="string">
            <text:p>Comisión mercantil</text:p>
          </table:table-cell>
          <table:table-cell table:style-name="ce4" office:value-type="float" office:value="12">
            <text:p>12</text:p>
          </table:table-cell>
          <table:table-cell office:value-type="string">
            <text:p>,</text:p>
          </table:table-cell>
          <table:table-cell office:value-type="string">
            <text:p>“</text:p>
          </table:table-cell>
          <table:table-cell table:formula="of:=CONCATENATE([.A24];[.F24];[.B24];[.F24];TEXT([.C24];&quot;000&quot;);[.F24];[.G24];[.D24];[.G24];[.F24];[.F24];[.F24];[.E24];[.F24];[.F24])" office:value-type="string" office:string-value="spot_anexo_04_24,spot_anexo_04,024,“Comisión mercantil“,,,12,,">
            <text:p>spot_anexo_04_24,spot_anexo_04,024,“Comisión mercantil“,,,12,,</text:p>
          </table:table-cell>
        </table:table-row>
        <table:table-row table:style-name="ro1">
          <table:table-cell table:style-name="ce1" table:formula="of:=CONCATENATE([.B25];CHAR(95);[.C25])" office:value-type="string" office:string-value="spot_anexo_04_25">
            <text:p>spot_anexo_04_25</text:p>
          </table:table-cell>
          <table:table-cell table:style-name="ce2" office:value-type="string">
            <text:p>spot_anexo_04</text:p>
          </table:table-cell>
          <table:table-cell table:style-name="ce3" office:value-type="float" office:value="25">
            <text:p>025</text:p>
          </table:table-cell>
          <table:table-cell table:style-name="ce4" office:value-type="string">
            <text:p>Fabricación de bienes por encargo</text:p>
          </table:table-cell>
          <table:table-cell table:style-name="ce4" office:value-type="float" office:value="12">
            <text:p>12</text:p>
          </table:table-cell>
          <table:table-cell office:value-type="string">
            <text:p>,</text:p>
          </table:table-cell>
          <table:table-cell office:value-type="string">
            <text:p>“</text:p>
          </table:table-cell>
          <table:table-cell table:formula="of:=CONCATENATE([.A25];[.F25];[.B25];[.F25];TEXT([.C25];&quot;000&quot;);[.F25];[.G25];[.D25];[.G25];[.F25];[.F25];[.F25];[.E25];[.F25];[.F25])" office:value-type="string" office:string-value="spot_anexo_04_25,spot_anexo_04,025,“Fabricación de bienes por encargo“,,,12,,">
            <text:p>spot_anexo_04_25,spot_anexo_04,025,“Fabricación de bienes por encargo“,,,12,,</text:p>
          </table:table-cell>
        </table:table-row>
        <table:table-row table:style-name="ro1">
          <table:table-cell table:style-name="ce1" table:formula="of:=CONCATENATE([.B26];CHAR(95);[.C26])" office:value-type="string" office:string-value="spot_anexo_04_26">
            <text:p>spot_anexo_04_26</text:p>
          </table:table-cell>
          <table:table-cell table:style-name="ce2" office:value-type="string">
            <text:p>spot_anexo_04</text:p>
          </table:table-cell>
          <table:table-cell table:style-name="ce3" office:value-type="float" office:value="26">
            <text:p>026</text:p>
          </table:table-cell>
          <table:table-cell table:style-name="ce4" office:value-type="string">
            <text:p>Servicio de transporte de personas</text:p>
          </table:table-cell>
          <table:table-cell table:style-name="ce4" office:value-type="float" office:value="12">
            <text:p>12</text:p>
          </table:table-cell>
          <table:table-cell office:value-type="string">
            <text:p>,</text:p>
          </table:table-cell>
          <table:table-cell office:value-type="string">
            <text:p>“</text:p>
          </table:table-cell>
          <table:table-cell table:formula="of:=CONCATENATE([.A26];[.F26];[.B26];[.F26];TEXT([.C26];&quot;000&quot;);[.F26];[.G26];[.D26];[.G26];[.F26];[.F26];[.F26];[.E26];[.F26];[.F26])" office:value-type="string" office:string-value="spot_anexo_04_26,spot_anexo_04,026,“Servicio de transporte de personas“,,,12,,">
            <text:p>spot_anexo_04_26,spot_anexo_04,026,“Servicio de transporte de personas“,,,12,,</text:p>
          </table:table-cell>
        </table:table-row>
        <table:table-row table:style-name="ro3">
          <table:table-cell table:style-name="ce1" table:formula="of:=CONCATENATE([.B27];CHAR(95);[.C27])" office:value-type="string" office:string-value="spot_anexo_04_27">
            <text:p>spot_anexo_04_27</text:p>
          </table:table-cell>
          <table:table-cell table:style-name="ce2" office:value-type="string">
            <text:p>spot_anexo_04</text:p>
          </table:table-cell>
          <table:table-cell table:style-name="ce3" office:value-type="float" office:value="27">
            <text:p>027</text:p>
          </table:table-cell>
          <table:table-cell table:style-name="ce4" office:value-type="string">
            <text:p>Servicio de transporte de bienes realizado por vía terrestre</text:p>
          </table:table-cell>
          <table:table-cell table:style-name="ce4" office:value-type="float" office:value="12">
            <text:p>12</text:p>
          </table:table-cell>
          <table:table-cell office:value-type="string">
            <text:p>,</text:p>
          </table:table-cell>
          <table:table-cell office:value-type="string">
            <text:p>“</text:p>
          </table:table-cell>
          <table:table-cell table:formula="of:=CONCATENATE([.A27];[.F27];[.B27];[.F27];TEXT([.C27];&quot;000&quot;);[.F27];[.G27];[.D27];[.G27];[.F27];[.F27];[.F27];[.E27];[.F27];[.F27])" office:value-type="string" office:string-value="spot_anexo_04_27,spot_anexo_04,027,“Servicio de transporte de bienes realizado por vía terrestre“,,,12,,">
            <text:p>spot_anexo_04_27,spot_anexo_04,027,“Servicio de transporte de bienes realizado por vía terrestre“,,,12,,</text:p>
          </table:table-cell>
        </table:table-row>
        <table:table-row table:style-name="ro3">
          <table:table-cell table:style-name="ce1" table:formula="of:=CONCATENATE([.B28];CHAR(95);[.C28])" office:value-type="string" office:string-value="spot_anexo_04_28">
            <text:p>spot_anexo_04_28</text:p>
          </table:table-cell>
          <table:table-cell table:style-name="ce2" office:value-type="string">
            <text:p>spot_anexo_04</text:p>
          </table:table-cell>
          <table:table-cell table:style-name="ce3" office:value-type="float" office:value="28">
            <text:p>028</text:p>
          </table:table-cell>
          <table:table-cell table:style-name="ce4" office:value-type="string">
            <text:p>Servicio de transporte público de pasajeros realizado por vía terrestre</text:p>
          </table:table-cell>
          <table:table-cell table:style-name="ce4" office:value-type="float" office:value="12">
            <text:p>12</text:p>
          </table:table-cell>
          <table:table-cell office:value-type="string">
            <text:p>,</text:p>
          </table:table-cell>
          <table:table-cell office:value-type="string">
            <text:p>“</text:p>
          </table:table-cell>
          <table:table-cell table:formula="of:=CONCATENATE([.A28];[.F28];[.B28];[.F28];TEXT([.C28];&quot;000&quot;);[.F28];[.G28];[.D28];[.G28];[.F28];[.F28];[.F28];[.E28];[.F28];[.F28])" office:value-type="string" office:string-value="spot_anexo_04_28,spot_anexo_04,028,“Servicio de transporte público de pasajeros realizado por vía terrestre“,,,12,,">
            <text:p>spot_anexo_04_28,spot_anexo_04,028,“Servicio de transporte público de pasajeros realizado por vía terrestre“,,,12,,</text:p>
          </table:table-cell>
        </table:table-row>
        <table:table-row table:style-name="ro4">
          <table:table-cell table:style-name="ce1" table:formula="of:=CONCATENATE([.B29];CHAR(95);[.C29])" office:value-type="string" office:string-value="spot_anexo_04_29">
            <text:p>spot_anexo_04_29</text:p>
          </table:table-cell>
          <table:table-cell table:style-name="ce2" office:value-type="string">
            <text:p>spot_anexo_04</text:p>
          </table:table-cell>
          <table:table-cell table:style-name="ce3" office:value-type="float" office:value="29">
            <text:p>029</text:p>
          </table:table-cell>
          <table:table-cell table:style-name="ce4" office:value-type="string">
            <text:p>Algodón  en rama  sin desmontar (Código incorporado por el artículo 3° de la Resolución de Superintendencia N° 260-2009/SUNAT, publicada el 10.12.2009 y vigente a partir del 11.12.2009).</text:p>
          </table:table-cell>
          <table:table-cell table:style-name="ce4" office:value-type="float" office:value="12">
            <text:p>12</text:p>
          </table:table-cell>
          <table:table-cell office:value-type="string">
            <text:p>,</text:p>
          </table:table-cell>
          <table:table-cell office:value-type="string">
            <text:p>“</text:p>
          </table:table-cell>
          <table:table-cell table:formula="of:=CONCATENATE([.A29];[.F29];[.B29];[.F29];TEXT([.C29];&quot;000&quot;);[.F29];[.G29];[.D29];[.G29];[.F29];[.F29];[.F29];[.E29];[.F29];[.F29])" office:value-type="string" office:string-value="spot_anexo_04_29,spot_anexo_04,029,“Algodón  en rama  sin desmontar (Código incorporado por el artículo 3° de la Resolución de Superintendencia N° 260-2009/SUNAT, publicada el 10.12.2009 y vigente a partir del 11.12.2009).“,,,12,,">
            <text:p>spot_anexo_04_29,spot_anexo_04,029,“Algodón  en rama  sin desmontar (Código incorporado por el artículo 3° de la Resolución de Superintendencia N° 260-2009/SUNAT, publicada el 10.12.2009 y vigente a partir del 11.12.2009).“,,,12,,</text:p>
          </table:table-cell>
        </table:table-row>
        <table:table-row table:style-name="ro1">
          <table:table-cell table:style-name="ce1" table:formula="of:=CONCATENATE([.B30];CHAR(95);[.C30])" office:value-type="string" office:string-value="spot_anexo_04_30">
            <text:p>spot_anexo_04_30</text:p>
          </table:table-cell>
          <table:table-cell table:style-name="ce2" office:value-type="string">
            <text:p>spot_anexo_04</text:p>
          </table:table-cell>
          <table:table-cell table:style-name="ce3" office:value-type="float" office:value="30">
            <text:p>030</text:p>
          </table:table-cell>
          <table:table-cell table:style-name="ce4" office:value-type="string">
            <text:p>Contratos de construcción</text:p>
          </table:table-cell>
          <table:table-cell table:style-name="ce4" office:value-type="float" office:value="5">
            <text:p>5</text:p>
          </table:table-cell>
          <table:table-cell office:value-type="string">
            <text:p>,</text:p>
          </table:table-cell>
          <table:table-cell office:value-type="string">
            <text:p>“</text:p>
          </table:table-cell>
          <table:table-cell table:formula="of:=CONCATENATE([.A30];[.F30];[.B30];[.F30];TEXT([.C30];&quot;000&quot;);[.F30];[.G30];[.D30];[.G30];[.F30];[.F30];[.F30];[.E30];[.F30];[.F30])" office:value-type="string" office:string-value="spot_anexo_04_30,spot_anexo_04,030,“Contratos de construcción“,,,5,,">
            <text:p>spot_anexo_04_30,spot_anexo_04,030,“Contratos de construcción“,,,5,,</text:p>
          </table:table-cell>
        </table:table-row>
        <table:table-row table:style-name="ro1">
          <table:table-cell table:style-name="ce1" table:formula="of:=CONCATENATE([.B31];CHAR(95);[.C31])" office:value-type="string" office:string-value="spot_anexo_04_31">
            <text:p>spot_anexo_04_31</text:p>
          </table:table-cell>
          <table:table-cell table:style-name="ce2" office:value-type="string">
            <text:p>spot_anexo_04</text:p>
          </table:table-cell>
          <table:table-cell table:style-name="ce3" office:value-type="float" office:value="31">
            <text:p>031</text:p>
          </table:table-cell>
          <table:table-cell table:style-name="ce4" office:value-type="string">
            <text:p>Oro gravado con el IGV (2)</text:p>
          </table:table-cell>
          <table:table-cell table:style-name="ce4" office:value-type="float" office:value="9">
            <text:p>9</text:p>
          </table:table-cell>
          <table:table-cell office:value-type="string">
            <text:p>,</text:p>
          </table:table-cell>
          <table:table-cell office:value-type="string">
            <text:p>“</text:p>
          </table:table-cell>
          <table:table-cell table:formula="of:=CONCATENATE([.A31];[.F31];[.B31];[.F31];TEXT([.C31];&quot;000&quot;);[.F31];[.G31];[.D31];[.G31];[.F31];[.F31];[.F31];[.E31];[.F31];[.F31])" office:value-type="string" office:string-value="spot_anexo_04_31,spot_anexo_04,031,“Oro gravado con el IGV (2)“,,,9,,">
            <text:p>spot_anexo_04_31,spot_anexo_04,031,“Oro gravado con el IGV (2)“,,,9,,</text:p>
          </table:table-cell>
        </table:table-row>
        <table:table-row table:style-name="ro3">
          <table:table-cell table:style-name="ce1" table:formula="of:=CONCATENATE([.B32];CHAR(95);[.C32])" office:value-type="string" office:string-value="spot_anexo_04_32">
            <text:p>spot_anexo_04_32</text:p>
          </table:table-cell>
          <table:table-cell table:style-name="ce2" office:value-type="string">
            <text:p>spot_anexo_04</text:p>
          </table:table-cell>
          <table:table-cell table:style-name="ce3" office:value-type="float" office:value="32">
            <text:p>032</text:p>
          </table:table-cell>
          <table:table-cell table:style-name="ce4" office:value-type="string">
            <text:p>Páprika y otros frutos de los géneros capsicum o pimienta</text:p>
          </table:table-cell>
          <table:table-cell table:style-name="ce4" office:value-type="float" office:value="12">
            <text:p>12</text:p>
          </table:table-cell>
          <table:table-cell office:value-type="string">
            <text:p>,</text:p>
          </table:table-cell>
          <table:table-cell office:value-type="string">
            <text:p>“</text:p>
          </table:table-cell>
          <table:table-cell table:formula="of:=CONCATENATE([.A32];[.F32];[.B32];[.F32];TEXT([.C32];&quot;000&quot;);[.F32];[.G32];[.D32];[.G32];[.F32];[.F32];[.F32];[.E32];[.F32];[.F32])" office:value-type="string" office:string-value="spot_anexo_04_32,spot_anexo_04,032,“Páprika y otros frutos de los géneros capsicum o pimienta“,,,12,,">
            <text:p>spot_anexo_04_32,spot_anexo_04,032,“Páprika y otros frutos de los géneros capsicum o pimienta“,,,12,,</text:p>
          </table:table-cell>
        </table:table-row>
        <table:table-row table:style-name="ro1">
          <table:table-cell table:style-name="ce1" table:formula="of:=CONCATENATE([.B33];CHAR(95);[.C33])" office:value-type="string" office:string-value="spot_anexo_04_33">
            <text:p>spot_anexo_04_33</text:p>
          </table:table-cell>
          <table:table-cell table:style-name="ce2" office:value-type="string">
            <text:p>spot_anexo_04</text:p>
          </table:table-cell>
          <table:table-cell table:style-name="ce3" office:value-type="float" office:value="33">
            <text:p>033</text:p>
          </table:table-cell>
          <table:table-cell table:style-name="ce4" office:value-type="string">
            <text:p>Espárragos</text:p>
          </table:table-cell>
          <table:table-cell table:style-name="ce4" office:value-type="float" office:value="12">
            <text:p>12</text:p>
          </table:table-cell>
          <table:table-cell office:value-type="string">
            <text:p>,</text:p>
          </table:table-cell>
          <table:table-cell office:value-type="string">
            <text:p>“</text:p>
          </table:table-cell>
          <table:table-cell table:formula="of:=CONCATENATE([.A33];[.F33];[.B33];[.F33];TEXT([.C33];&quot;000&quot;);[.F33];[.G33];[.D33];[.G33];[.F33];[.F33];[.F33];[.E33];[.F33];[.F33])" office:value-type="string" office:string-value="spot_anexo_04_33,spot_anexo_04,033,“Espárragos“,,,12,,">
            <text:p>spot_anexo_04_33,spot_anexo_04,033,“Espárragos“,,,12,,</text:p>
          </table:table-cell>
        </table:table-row>
        <table:table-row table:style-name="ro1">
          <table:table-cell table:style-name="ce1" table:formula="of:=CONCATENATE([.B34];CHAR(95);[.C34])" office:value-type="string" office:string-value="spot_anexo_04_34">
            <text:p>spot_anexo_04_34</text:p>
          </table:table-cell>
          <table:table-cell table:style-name="ce2" office:value-type="string">
            <text:p>spot_anexo_04</text:p>
          </table:table-cell>
          <table:table-cell table:style-name="ce3" office:value-type="float" office:value="34">
            <text:p>034</text:p>
          </table:table-cell>
          <table:table-cell table:style-name="ce4" office:value-type="string">
            <text:p>Minerales metálicos no auriferos</text:p>
          </table:table-cell>
          <table:table-cell table:style-name="ce4" office:value-type="float" office:value="12">
            <text:p>12</text:p>
          </table:table-cell>
          <table:table-cell office:value-type="string">
            <text:p>,</text:p>
          </table:table-cell>
          <table:table-cell office:value-type="string">
            <text:p>“</text:p>
          </table:table-cell>
          <table:table-cell table:formula="of:=CONCATENATE([.A34];[.F34];[.B34];[.F34];TEXT([.C34];&quot;000&quot;);[.F34];[.G34];[.D34];[.G34];[.F34];[.F34];[.F34];[.E34];[.F34];[.F34])" office:value-type="string" office:string-value="spot_anexo_04_34,spot_anexo_04,034,“Minerales metálicos no auriferos“,,,12,,">
            <text:p>spot_anexo_04_34,spot_anexo_04,034,“Minerales metálicos no auriferos“,,,12,,</text:p>
          </table:table-cell>
        </table:table-row>
        <table:table-row table:style-name="ro1">
          <table:table-cell table:style-name="ce1" table:formula="of:=CONCATENATE([.B35];CHAR(95);[.C35])" office:value-type="string" office:string-value="spot_anexo_04_35">
            <text:p>spot_anexo_04_35</text:p>
          </table:table-cell>
          <table:table-cell table:style-name="ce2" office:value-type="string">
            <text:p>spot_anexo_04</text:p>
          </table:table-cell>
          <table:table-cell table:style-name="ce3" office:value-type="float" office:value="35">
            <text:p>035</text:p>
          </table:table-cell>
          <table:table-cell table:style-name="ce4" office:value-type="string">
            <text:p>Bienes exonerados del IGV (3)</text:p>
          </table:table-cell>
          <table:table-cell table:style-name="ce4" office:value-type="string">
            <text:p>1.5</text:p>
          </table:table-cell>
          <table:table-cell office:value-type="string">
            <text:p>,</text:p>
          </table:table-cell>
          <table:table-cell office:value-type="string">
            <text:p>“</text:p>
          </table:table-cell>
          <table:table-cell table:formula="of:=CONCATENATE([.A35];[.F35];[.B35];[.F35];TEXT([.C35];&quot;000&quot;);[.F35];[.G35];[.D35];[.G35];[.F35];[.F35];[.F35];[.E35];[.F35];[.F35])" office:value-type="string" office:string-value="spot_anexo_04_35,spot_anexo_04,035,“Bienes exonerados del IGV (3)“,,,1.5,,">
            <text:p>spot_anexo_04_35,spot_anexo_04,035,“Bienes exonerados del IGV (3)“,,,1.5,,</text:p>
          </table:table-cell>
        </table:table-row>
        <table:table-row table:style-name="ro3">
          <table:table-cell table:style-name="ce1" table:formula="of:=CONCATENATE([.B36];CHAR(95);[.C36])" office:value-type="string" office:string-value="spot_anexo_04_36">
            <text:p>spot_anexo_04_36</text:p>
          </table:table-cell>
          <table:table-cell table:style-name="ce2" office:value-type="string">
            <text:p>spot_anexo_04</text:p>
          </table:table-cell>
          <table:table-cell table:style-name="ce3" office:value-type="float" office:value="36">
            <text:p>036</text:p>
          </table:table-cell>
          <table:table-cell table:style-name="ce4" office:value-type="string">
            <text:p>Oro y demás minerales metálicos exonerados del IGV (3)</text:p>
          </table:table-cell>
          <table:table-cell table:style-name="ce4" office:value-type="float" office:value="5">
            <text:p>5</text:p>
          </table:table-cell>
          <table:table-cell office:value-type="string">
            <text:p>,</text:p>
          </table:table-cell>
          <table:table-cell office:value-type="string">
            <text:p>“</text:p>
          </table:table-cell>
          <table:table-cell table:formula="of:=CONCATENATE([.A36];[.F36];[.B36];[.F36];TEXT([.C36];&quot;000&quot;);[.F36];[.G36];[.D36];[.G36];[.F36];[.F36];[.F36];[.E36];[.F36];[.F36])" office:value-type="string" office:string-value="spot_anexo_04_36,spot_anexo_04,036,“Oro y demás minerales metálicos exonerados del IGV (3)“,,,5,,">
            <text:p>spot_anexo_04_36,spot_anexo_04,036,“Oro y demás minerales metálicos exonerados del IGV (3)“,,,5,,</text:p>
          </table:table-cell>
        </table:table-row>
        <table:table-row table:style-name="ro1">
          <table:table-cell table:style-name="ce1" table:formula="of:=CONCATENATE([.B37];CHAR(95);[.C37])" office:value-type="string" office:string-value="spot_anexo_04_38">
            <text:p>spot_anexo_04_38</text:p>
          </table:table-cell>
          <table:table-cell table:style-name="ce2" office:value-type="string">
            <text:p>spot_anexo_04</text:p>
          </table:table-cell>
          <table:table-cell table:style-name="ce3" office:value-type="float" office:value="38">
            <text:p>038</text:p>
          </table:table-cell>
          <table:table-cell table:style-name="ce4" office:value-type="string">
            <text:p>Espectáculos públicos no culturales (4) </text:p>
          </table:table-cell>
          <table:table-cell table:style-name="ce4" office:value-type="float" office:value="12">
            <text:p>12</text:p>
          </table:table-cell>
          <table:table-cell office:value-type="string">
            <text:p>,</text:p>
          </table:table-cell>
          <table:table-cell office:value-type="string">
            <text:p>“</text:p>
          </table:table-cell>
          <table:table-cell table:formula="of:=CONCATENATE([.A37];[.F37];[.B37];[.F37];TEXT([.C37];&quot;000&quot;);[.F37];[.G37];[.D37];[.G37];[.F37];[.F37];[.F37];[.E37];[.F37];[.F37])" office:value-type="string" office:string-value="spot_anexo_04_38,spot_anexo_04,038,“Espectáculos públicos no culturales (4) “,,,12,,">
            <text:p>spot_anexo_04_38,spot_anexo_04,038,“Espectáculos públicos no culturales (4) “,,,12,,</text:p>
          </table:table-cell>
        </table:table-row>
        <table:table-row table:style-name="ro1">
          <table:table-cell table:style-name="ce1" table:formula="of:=CONCATENATE([.B38];CHAR(95);[.C38])" office:value-type="string" office:string-value="spot_anexo_04_39">
            <text:p>spot_anexo_04_39</text:p>
          </table:table-cell>
          <table:table-cell table:style-name="ce2" office:value-type="string">
            <text:p>spot_anexo_04</text:p>
          </table:table-cell>
          <table:table-cell table:style-name="ce3" office:value-type="float" office:value="39">
            <text:p>039</text:p>
          </table:table-cell>
          <table:table-cell table:style-name="ce4" office:value-type="string">
            <text:p>Minerales no metálicos (3)</text:p>
          </table:table-cell>
          <table:table-cell table:style-name="ce4" office:value-type="float" office:value="6">
            <text:p>6</text:p>
          </table:table-cell>
          <table:table-cell office:value-type="string">
            <text:p>,</text:p>
          </table:table-cell>
          <table:table-cell office:value-type="string">
            <text:p>“</text:p>
          </table:table-cell>
          <table:table-cell table:formula="of:=CONCATENATE([.A38];[.F38];[.B38];[.F38];TEXT([.C38];&quot;000&quot;);[.F38];[.G38];[.D38];[.G38];[.F38];[.F38];[.F38];[.E38];[.F38];[.F38])" office:value-type="string" office:string-value="spot_anexo_04_39,spot_anexo_04,039,“Minerales no metálicos (3)“,,,6,,">
            <text:p>spot_anexo_04_39,spot_anexo_04,039,“Minerales no metálicos (3)“,,,6,,</text:p>
          </table:table-cell>
        </table:table-row>
        <table:table-row table:style-name="ro5">
          <table:table-cell table:style-name="ce1" table:formula="of:=CONCATENATE([.B39];CHAR(95);[.C39])" office:value-type="string" office:string-value="spot_anexo_05_1">
            <text:p>spot_anexo_05_1</text:p>
          </table:table-cell>
          <table:table-cell table:style-name="ce2" office:value-type="string">
            <text:p>spot_anexo_05</text:p>
          </table:table-cell>
          <table:table-cell table:style-name="ce4" office:value-type="float" office:value="1">
            <text:p>1</text:p>
          </table:table-cell>
          <table:table-cell table:style-name="ce4" office:value-type="string">
            <text:p>Venta de bienes o prestación de servicios o contratos de construcción gravados con el IGV o Primera venta de bienes gravada con el IVAP, incluso la que se presume realizada con ocasión del retiro de bienes del Molino, así como el retiro de bienes al que se refiere el inciso a) del artículo 3° de la Ley del IGV, considerada primera venta gravada con el IVAP.</text:p>
          </table:table-cell>
          <table:table-cell table:style-name="ce4"/>
          <table:table-cell office:value-type="string">
            <text:p>,</text:p>
          </table:table-cell>
          <table:table-cell office:value-type="string">
            <text:p>“</text:p>
          </table:table-cell>
          <table:table-cell table:formula="of:=CONCATENATE([.A39];[.F39];[.B39];[.F39];TEXT([.C39];&quot;000&quot;);[.F39];[.G39];[.D39];[.G39];[.F39];[.F39];[.F39];[.E39];[.F39];[.F39])" office:value-type="string" office:string-value="spot_anexo_05_1,spot_anexo_05,001,“Venta de bienes o prestación de servicios o contratos de construcción gravados con el IGV o Primera venta de bienes gravada con el IVAP, incluso la que se presume realizada con ocasión del retiro de bienes del Molino, así como el retiro de bienes al que se refiere el inciso a) del artículo 3° de la Ley del IGV, considerada primera venta gravada con el IVAP.“,,,,,">
            <text:p>spot_anexo_05_1,spot_anexo_05,001,“Venta de bienes o prestación de servicios o contratos de construcción gravados con el IGV o Primera venta de bienes gravada con el IVAP, incluso la que se presume realizada con ocasión del retiro de bienes del Molino, así como el retiro de bienes al que se refiere el inciso a) del artículo 3° de la Ley del IGV, considerada primera venta gravada con el IVAP.“,,,,,</text:p>
          </table:table-cell>
        </table:table-row>
        <table:table-row table:style-name="ro1">
          <table:table-cell table:style-name="ce1" table:formula="of:=CONCATENATE([.B40];CHAR(95);[.C40])" office:value-type="string" office:string-value="spot_anexo_05_2">
            <text:p>spot_anexo_05_2</text:p>
          </table:table-cell>
          <table:table-cell table:style-name="ce2" office:value-type="string">
            <text:p>spot_anexo_05</text:p>
          </table:table-cell>
          <table:table-cell table:style-name="ce4" office:value-type="float" office:value="2">
            <text:p>2</text:p>
          </table:table-cell>
          <table:table-cell table:style-name="ce4" office:value-type="string">
            <text:p>Retiro de bienes gravado con el IGV.</text:p>
          </table:table-cell>
          <table:table-cell table:style-name="ce4"/>
          <table:table-cell office:value-type="string">
            <text:p>,</text:p>
          </table:table-cell>
          <table:table-cell office:value-type="string">
            <text:p>“</text:p>
          </table:table-cell>
          <table:table-cell table:formula="of:=CONCATENATE([.A40];[.F40];[.B40];[.F40];TEXT([.C40];&quot;000&quot;);[.F40];[.G40];[.D40];[.G40];[.F40];[.F40];[.F40];[.E40];[.F40];[.F40])" office:value-type="string" office:string-value="spot_anexo_05_2,spot_anexo_05,002,“Retiro de bienes gravado con el IGV.“,,,,,">
            <text:p>spot_anexo_05_2,spot_anexo_05,002,“Retiro de bienes gravado con el IGV.“,,,,,</text:p>
          </table:table-cell>
        </table:table-row>
        <table:table-row table:style-name="ro4">
          <table:table-cell table:style-name="ce1" table:formula="of:=CONCATENATE([.B41];CHAR(95);[.C41])" office:value-type="string" office:string-value="spot_anexo_05_3">
            <text:p>spot_anexo_05_3</text:p>
          </table:table-cell>
          <table:table-cell table:style-name="ce2" office:value-type="string">
            <text:p>spot_anexo_05</text:p>
          </table:table-cell>
          <table:table-cell table:style-name="ce4" office:value-type="float" office:value="3">
            <text:p>3</text:p>
          </table:table-cell>
          <table:table-cell table:style-name="ce4" office:value-type="string">
            <text:p>Traslado de bienes fuera del centro de producción, así como desde cualquier zona geográfica que goce de beneficios tributarios hacia el resto del país, cuando dicho traslado no se origine en una operación de venta.</text:p>
          </table:table-cell>
          <table:table-cell table:style-name="ce4"/>
          <table:table-cell office:value-type="string">
            <text:p>,</text:p>
          </table:table-cell>
          <table:table-cell office:value-type="string">
            <text:p>“</text:p>
          </table:table-cell>
          <table:table-cell table:formula="of:=CONCATENATE([.A41];[.F41];[.B41];[.F41];TEXT([.C41];&quot;000&quot;);[.F41];[.G41];[.D41];[.G41];[.F41];[.F41];[.F41];[.E41];[.F41];[.F41])" office:value-type="string" office:string-value="spot_anexo_05_3,spot_anexo_05,003,“Traslado de bienes fuera del centro de producción, así como desde cualquier zona geográfica que goce de beneficios tributarios hacia el resto del país, cuando dicho traslado no se origine en una operación de venta.“,,,,,">
            <text:p>spot_anexo_05_3,spot_anexo_05,003,“Traslado de bienes fuera del centro de producción, así como desde cualquier zona geográfica que goce de beneficios tributarios hacia el resto del país, cuando dicho traslado no se origine en una operación de venta.“,,,,,</text:p>
          </table:table-cell>
        </table:table-row>
        <table:table-row table:style-name="ro6">
          <table:table-cell table:style-name="ce1" table:formula="of:=CONCATENATE([.B42];CHAR(95);[.C42])" office:value-type="string" office:string-value="spot_anexo_05_4">
            <text:p>spot_anexo_05_4</text:p>
          </table:table-cell>
          <table:table-cell table:style-name="ce2" office:value-type="string">
            <text:p>spot_anexo_05</text:p>
          </table:table-cell>
          <table:table-cell table:style-name="ce4" office:value-type="float" office:value="4">
            <text:p>4</text:p>
          </table:table-cell>
          <table:table-cell table:style-name="ce4" office:value-type="string">
            <text:p>Venta de bienes gravada con el IGV realizada a través de la Bolsa de Productos o Primera venta de bienes gravada con el IVAP realizada a través de la Bolsa de Productos.</text:p>
          </table:table-cell>
          <table:table-cell table:style-name="ce4"/>
          <table:table-cell office:value-type="string">
            <text:p>,</text:p>
          </table:table-cell>
          <table:table-cell office:value-type="string">
            <text:p>“</text:p>
          </table:table-cell>
          <table:table-cell table:formula="of:=CONCATENATE([.A42];[.F42];[.B42];[.F42];TEXT([.C42];&quot;000&quot;);[.F42];[.G42];[.D42];[.G42];[.F42];[.F42];[.F42];[.E42];[.F42];[.F42])" office:value-type="string" office:string-value="spot_anexo_05_4,spot_anexo_05,004,“Venta de bienes gravada con el IGV realizada a través de la Bolsa de Productos o Primera venta de bienes gravada con el IVAP realizada a través de la Bolsa de Productos.“,,,,,">
            <text:p>spot_anexo_05_4,spot_anexo_05,004,“Venta de bienes gravada con el IGV realizada a través de la Bolsa de Productos o Primera venta de bienes gravada con el IVAP realizada a través de la Bolsa de Productos.“,,,,,</text:p>
          </table:table-cell>
        </table:table-row>
        <table:table-row table:style-name="ro1">
          <table:table-cell table:style-name="ce1" table:formula="of:=CONCATENATE([.B43];CHAR(95);[.C43])" office:value-type="string" office:string-value="spot_anexo_05_5">
            <text:p>spot_anexo_05_5</text:p>
          </table:table-cell>
          <table:table-cell table:style-name="ce2" office:value-type="string">
            <text:p>spot_anexo_05</text:p>
          </table:table-cell>
          <table:table-cell table:style-name="ce4" office:value-type="float" office:value="5">
            <text:p>5</text:p>
          </table:table-cell>
          <table:table-cell table:style-name="ce4" office:value-type="string">
            <text:p>Venta de bienes exonerada del IGV (1)</text:p>
          </table:table-cell>
          <table:table-cell table:style-name="ce4"/>
          <table:table-cell office:value-type="string">
            <text:p>,</text:p>
          </table:table-cell>
          <table:table-cell office:value-type="string">
            <text:p>“</text:p>
          </table:table-cell>
          <table:table-cell table:formula="of:=CONCATENATE([.A43];[.F43];[.B43];[.F43];TEXT([.C43];&quot;000&quot;);[.F43];[.G43];[.D43];[.G43];[.F43];[.F43];[.F43];[.E43];[.F43];[.F43])" office:value-type="string" office:string-value="spot_anexo_05_5,spot_anexo_05,005,“Venta de bienes exonerada del IGV (1)“,,,,,">
            <text:p>spot_anexo_05_5,spot_anexo_05,005,“Venta de bienes exonerada del IGV (1)“,,,,,</text:p>
          </table:table-cell>
        </table:table-row>
        <table:table-row table:style-name="ro7" table:number-rows-repeated="1048532">
          <table:table-cell table:number-columns-repeated="8"/>
        </table:table-row>
        <table:table-row table:style-name="ro7">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F" svg:font-family="" style:font-family-generic="roman"/>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PE"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PE">S/</number:currency-symbol>
      <number:number number:decimal-places="2" number:min-integer-digits="1" number:grouping="true"/>
    </number:currency-style>
    <number:currency-style style:name="N104">
      <style:text-properties fo:color="#ff0000"/>
      <number:currency-symbol number:language="es" number:country="PE">S/</number:currency-symbol>
      <number:text>-</number:text>
      <number:number number:decimal-places="2" number:min-integer-digits="1" number:grouping="true"/>
      <style:map style:condition="value()&gt;=0" style:apply-style-name="N104P0"/>
    </number:currency-style>
    <number:number-style style:name="N106">
      <number:number number:decimal-places="0" number:min-integer-digits="3"/>
    </number:number-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2T09:41:18</meta:creation-date>
    <dc:date>2013-01-12T11:04:18</dc:date>
    <meta:editing-duration>PT37M27S</meta:editing-duration>
    <meta:editing-cycles>2</meta:editing-cycles>
    <meta:generator>LibreOffice/3.6$MacOSX_x86 LibreOffice_project/58f22d5-270d05a-e2abed1-ea17a85-9b5702</meta:generator>
    <meta:document-statistic meta:table-count="1" meta:cell-count="344" meta:object-count="0"/>
    <meta:user-defined meta:name=""/>
  </office:meta>
</office:document-meta>
</file>